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8.78416666666667cm" style:use-optimal-column-width="true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18.467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PCB Location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quired</text:p>
          </table:table-cell>
          <table:table-cell office:value-type="string" table:style-name="ce1">
            <text:p>Lin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RP2040 Raspberry Pi Pic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amazon.com/seeed-studio-Raspberry-Microcontroller-Dual-core/dp/B08TQSDP28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2/U3</text:p>
          </table:table-cell>
          <table:table-cell office:value-type="string" table:style-name="ce1">
            <text:p>TXS0108 TSSOP-2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om/en/products/detail/texas-instruments/TXS0108EPWR/17753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74LVC4245 TSSOP-2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om/en/products/detail/texas-instruments/SN74LVC4245APWR/3533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4.7K ohm resistor (0805 SMD or Through Hole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MD: https://www.amazon.com/Chanzon-Resistor-Tolerance-Resistors-Certificated/dp/B08QRT5ZLW<text:s/></text:p>
          </table:table-cell>
          <table:table-cell office:value-type="string" table:style-name="ce1">
            <text:p>Through Hole: https://www.amazon.com/EDGELEC-Resistor-Tolerance-Resistance-Optional/dp/B07HDFHPP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WER</text:p>
          </table:table-cell>
          <table:table-cell office:value-type="string" table:style-name="ce1">
            <text:p>12pin FFC &amp; FPC Connectors POST PLATED VERTICA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m.aliexpress.us/item/3256802075969962.html?gatewayAdapt=fra2usa4itemAdapt&amp;_randl_shipto=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30pin FFC &amp; FPC Connectors POST PLATED VERTICA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m.aliexpress.us/item/3256802075969962.html?gatewayAdapt=fra2usa4itemAdapt&amp;_randl_shipto=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/C2</text:p>
          </table:table-cell>
          <table:table-cell office:value-type="string" table:style-name="ce1">
            <text:p>220uf - 470uf /10v Through Hole Capacito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amazon.com/pcs-Panasonic-FM-Capacitors-470u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3/C4/C5/C6</text:p>
          </table:table-cell>
          <table:table-cell office:value-type="string" table:style-name="ce1">
            <text:p>0.1uf 0805 SMD Capacito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amazon.com/100pcs-0805-100nf-Multilayer-Ceramic-Capacitor/dp/B07P9D6W7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SC CHANGE</text:p>
          </table:table-cell>
          <table:table-cell office:value-type="string" table:style-name="ce1">
            <text:p>6x6mm push button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www.amazon.com/6x6x6mm-Momentary-Push-Button-Switch/dp/B01GN79QF8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470 ohm resistor (0805 SMD or Through Hole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D: https://www.amazon.com/Chanzon-Resistor-Tolerance-Resistors-Certificated/dp/B08R8D13X3</text:p>
          </table:table-cell>
          <table:table-cell office:value-type="string" table:style-name="ce1">
            <text:p>Through Hole: https://www.amazon.com/EDGELEC-Resistor-Tolerance-Resistance-Optional/dp/B07HDFBR2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AD</text:p>
          </table:table-cell>
          <table:table-cell office:value-type="string" table:style-name="ce1">
            <text:p>3mm LED 9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www.amazon.com/Transparent-Resistance-Electronics-Components-5color10pcs/dp/B09C8FWWY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B</text:p>
          </table:table-cell>
          <table:table-cell office:value-type="string" table:style-name="ce1">
            <text:p>USB Type A Female Connec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www.amazon.com/Uxcell-Female-Socket-Connector-Pieces/dp/B00H51ELMU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John D</meta:initial-creator>
    <dc:creator>John D</dc:creator>
    <meta:creation-date>2023-05-01T17:29:30Z</meta:creation-date>
    <dc:date>2023-05-01T18:07:47Z</dc:date>
    <meta:print-date>2023-05-01T18:06:09Z</meta:print-date>
  </office:meta>
</office:document-meta>
</file>